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2-tx-Title-and-Text" presentation:presentation-page-layout-name="Master1-PPL12" draw:id="Slide-256">
        <draw:frame draw:id="id83" presentation:style-name="a434" draw:name="Title 1" svg:x="1.38in" svg:y="0.4in" svg:width="10.6in" svg:height="1.44965in" presentation:class="title" presentation:placeholder="false">
          <draw:text-box>
            <text:p text:style-name="a433" text:class-names="" text:cond-style-name=""><text:span text:style-name="a431" text:class-names="">PROVERBS 14</text:span><text:span text:style-name="a432" text:class-names=""/></text:p>
          </draw:text-box>
          <svg:title/>
          <svg:desc/>
        </draw:frame>
        <draw:frame draw:id="id84" presentation:style-name="a456" draw:name="Text Placeholder 2" svg:x="1.38in" svg:y="2in" svg:width="9.4in" svg:height="4.75868in" presentation:class="outline" presentation:placeholder="false">
          <draw:text-box>
            <text:list text:style-name="a437">
              <text:list-item>
                <text:p text:style-name="a436" text:class-names="" text:cond-style-name=""><text:span text:style-name="a435" text:class-names=""><text:s text:c="1"/>THE WISE AND THE FOOLISH (14:1-9):<text:s text:c="1"/></text:span></text:p>
              </text:list-item>
            </text:list>
            <text:list text:style-name="a440">
              <text:list-item>
                <text:p text:style-name="a439" text:class-names="" text:cond-style-name=""><text:span text:style-name="a438" text:class-names=""><text:s text:c="1"/>TRUE JOY (14:10-13): Laughter conceals a heavy heart.<text:s text:c="1"/></text:span></text:p>
              </text:list-item>
            </text:list>
            <text:list text:style-name="a443">
              <text:list-item>
                <text:p text:style-name="a442" text:class-names="" text:cond-style-name=""><text:span text:style-name="a441" text:class-names=""><text:s text:c="1"/>PERSONALITY PATTERNS (114:14-21):<text:s text:c="1"/>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<text:s text:c="1"/>GENERAL DOS AND DON'TS (14:22-28):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<text:s text:c="1"/>ANGER AND ENVY (14:29-33):<text:s text:c="1"/>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<text:s text:c="1"/>LIFTING UP KINGDOM AND KING (14:34-35):<text:s text:c="1"/>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OVERBS 14</dc:title>
    <meta:initial-creator>David STRICKLAND</meta:initial-creator>
    <dc:creator>David STRICKLAND</dc:creator>
    <meta:creation-date>2020-02-22T17:36:56Z</meta:creation-date>
    <dc:date>2020-02-22T17:36:56Z</dc:date>
    <meta:template xlink:href="BibleStudy" xlink:type="simple"/>
    <meta:editing-cycles>1</meta:editing-cycles>
    <meta:editing-duration>PT0S</meta:editing-duration>
    <meta:document-statistic meta:paragraph-count="7" meta:word-count="53"/>
  </office:meta>
</office:document-meta>
</file>